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 style:list-style-name="L1">
      <style:text-properties officeooo:rsid="000016ce" officeooo:paragraph-rsid="000016ce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Dreamcatcher Intro</text:p>
          <text:list>
            <text:list-item>
              <text:p text:style-name="P1">Why people love Dreamcatcher?</text:p>
            </text:list-item>
            <text:list-item>
              <text:p text:style-name="P1">Genre</text:p>
              <text:list>
                <text:list-item>
                  <text:p text:style-name="P1">Hard(ish) Rock</text:p>
                  <text:list>
                    <text:list-item>
                      <text:p text:style-name="P1">Bon Voyage, No More, Rising, Deja Vu, What</text:p>
                    </text:list-item>
                  </text:list>
                </text:list-item>
                <text:list-item>
                  <text:p text:style-name="P1">Synth-rock </text:p>
                  <text:list>
                    <text:list-item>
                      <text:p text:style-name="P1">Scream, Maison, Shatter, Boca, OOTD</text:p>
                    </text:list-item>
                  </text:list>
                </text:list-item>
                <text:list-item>
                  <text:p text:style-name="P1">Full-on EDM</text:p>
                  <text:list>
                    <text:list-item>
                      <text:p text:style-name="P1">Silent Night… um</text:p>
                    </text:list-item>
                  </text:list>
                </text:list-item>
                <text:list-item>
                  <text:p text:style-name="P1">Ballads</text:p>
                  <text:list>
                    <text:list-item>
                      <text:p text:style-name="P1">Dear, Polaris</text:p>
                    </text:list-item>
                  </text:list>
                </text:list-item>
                <text:list-item>
                  <text:p text:style-name="P1">R&amp;B(ish)</text:p>
                  <text:list>
                    <text:list-item>
                      <text:p text:style-name="P1">July 7<text:span text:style-name="T1">th</text:span>, And there was no one left, Wonderlan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Members Overview</text:p>
          <text:list>
            <text:list-item>
              <text:p text:style-name="P1">Jiu</text:p>
              <text:list>
                <text:list-item>
                  <text:p text:style-name="P1">Leader/Fake Maknae</text:p>
                </text:list-item>
              </text:list>
            </text:list-item>
            <text:list-item>
              <text:p text:style-name="P1">Sua</text:p>
              <text:list>
                <text:list-item>
                  <text:p text:style-name="P1">Oldest/Main Dancer/Rare Rapper</text:p>
                </text:list-item>
              </text:list>
            </text:list-item>
            <text:list-item>
              <text:p text:style-name="P1">Siyeon</text:p>
              <text:list>
                <text:list-item>
                  <text:p text:style-name="P1">Main Vocalist</text:p>
                </text:list-item>
              </text:list>
            </text:list-item>
            <text:list-item>
              <text:p text:style-name="P1">Yoohyeon</text:p>
              <text:list>
                <text:list-item>
                  <text:p text:style-name="P1">Resident English-speaker</text:p>
                </text:list-item>
              </text:list>
            </text:list-item>
            <text:list-item>
              <text:p text:style-name="P1">Dami</text:p>
              <text:list>
                <text:list-item>
                  <text:p text:style-name="P1">Main Rapper</text:p>
                </text:list-item>
              </text:list>
            </text:list-item>
            <text:list-item>
              <text:p text:style-name="P1">Handong</text:p>
              <text:list>
                <text:list-item>
                  <text:p text:style-name="P1">Resident Mandarin speaker</text:p>
                </text:list-item>
              </text:list>
            </text:list-item>
            <text:list-item>
              <text:p text:style-name="P1">Gahyeon</text:p>
              <text:list>
                <text:list-item>
                  <text:p text:style-name="P1">Maknae/Second Rapper</text:p>
                </text:list-item>
              </text:list>
            </text:list-item>
          </text:list>
        </text:list-item>
        <text:list-item>
          <text:p text:style-name="P1">Group History</text:p>
          <text:list>
            <text:list-item>
              <text:p text:style-name="P1">Minx<text:tab/></text:p>
              <text:list>
                <text:list-item>
                  <text:p text:style-name="P1">Love Shake</text:p>
                </text:list-item>
                <text:list-item>
                  <text:p text:style-name="P1">Why Did You Come to My Home?</text:p>
                </text:list-item>
              </text:list>
            </text:list-item>
            <text:list-item>
              <text:p text:style-name="P1">Dreamcatcher</text:p>
            </text:list-item>
            <text:list-item>
              <text:p text:style-name="P1">First win… oh</text:p>
            </text:list-item>
            <text:list-item>
              <text:p text:style-name="P1">First win… oh</text:p>
            </text:list-item>
            <text:list-item>
              <text:p text:style-name="P1">First win… for real this time!</text:p>
            </text:list-item>
            <text:list-item>
              <text:p text:style-name="P1">Second win for Bon Voyage!</text:p>
            </text:list-item>
            <text:list-item>
              <text:p text:style-name="P1">Everyone re-signed their contracts in 2022? 2023</text:p>
            </text:list-item>
          </text:list>
        </text:list-item>
        <text:list-item>
          <text:p text:style-name="P1">The Fandom</text:p>
          <text:list>
            <text:list-item>
              <text:p text:style-name="P1">World fandom</text:p>
            </text:list-item>
            <text:list-item>
              <text:p text:style-name="P1">American fandom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2T03:39:07.797432776</dc:date>
    <meta:editing-duration>PT9H1M31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1" meta:paragraph-count="41" meta:word-count="150" meta:character-count="773" meta:non-whitespace-character-count="702"/>
  </office:meta>
</office:document-meta>
</file>